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46700000170B56916CC.png"/>
  <manifest:file-entry manifest:media-type="image/png" manifest:full-path="Pictures/1000000000000268000001FFB29F0AB6.png"/>
  <manifest:file-entry manifest:media-type="image/png" manifest:full-path="Pictures/100000000000046700000171C37B512C.png"/>
  <manifest:file-entry manifest:media-type="image/png" manifest:full-path="Pictures/10000000000004E2000001FFC14775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6.8cm" svg:height="5.605cm" svg:x="0.1cm" svg:y="0.095cm">
          <draw:image xlink:href="Pictures/1000000000000268000001FFB29F0AB6.png" xlink:type="simple" xlink:show="embed" xlink:actuate="onLoad">
            <text:p/>
          </draw:image>
        </draw:frame>
        <draw:frame draw:style-name="gr1" draw:text-style-name="P1" draw:layer="layout" svg:width="6.8cm" svg:height="2.7cm" svg:x="0.1cm" svg:y="5.8cm">
          <draw:image xlink:href="Pictures/10000000000004E2000001FFC14775D5.png" xlink:type="simple" xlink:show="embed" xlink:actuate="onLoad">
            <text:p/>
          </draw:image>
        </draw:frame>
        <draw:frame draw:style-name="gr1" draw:text-style-name="P1" draw:layer="layout" svg:width="3.367cm" svg:height="1.1cm" svg:x="0.1cm" svg:y="9.29cm">
          <draw:image xlink:href="Pictures/100000000000046700000171C37B512C.png" xlink:type="simple" xlink:show="embed" xlink:actuate="onLoad">
            <text:p/>
          </draw:image>
        </draw:frame>
        <draw:frame draw:style-name="gr1" draw:text-style-name="P1" draw:layer="layout" svg:width="3.367cm" svg:height="1.1cm" svg:x="3.533cm" svg:y="9.23cm">
          <draw:image xlink:href="Pictures/100000000000046700000170B56916C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3T14:25:03</meta:creation-date>
    <dc:date>2011-09-06T11:45:50</dc:date>
    <dc:creator>Maciej Stefanczyk</dc:creator>
    <meta:editing-duration>PT00H14M45S</meta:editing-duration>
    <meta:editing-cycles>4</meta:editing-cycles>
    <meta:generator>OpenOffice.org/3.2$Unix OpenOffice.org_project/320m12$Build-9483</meta:generator>
    <meta:document-statistic meta:object-count="4"/>
  </office:meta>
</office:document-meta>
</file>